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5cm" svg:height="3.7cm" svg:x="10.25cm" svg:y="1.549cm">
          <text:p text:style-name="P1"><text:span text:style-name="T1">op_const</text:span></text:p>
          <text:p text:style-name="P1"><text:span text:style-name="T1">= 1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8cm" svg:y1="3.5cm" svg:x2="17.5cm" svg:y2="3.5cm">
          <text:p/>
        </draw:line>
        <draw:frame draw:style-name="gr3" draw:layer="layout" svg:width="5.5cm" svg:height="1.45cm" svg:x="17.6cm" svg:y="2.9cm">
          <draw:text-box>
            <text:p>result = 123</text:p>
          </draw:text-box>
        </draw:frame>
        <draw:line draw:style-name="gr4" draw:text-style-name="P2" draw:layer="layout" svg:x1="14.8cm" svg:y1="6.7cm" svg:x2="13.4cm" svg:y2="4.9cm">
          <text:p/>
        </draw:line>
        <draw:frame draw:style-name="gr5" draw:text-style-name="P3" draw:layer="layout" svg:width="4.7cm" svg:height="1.25cm" svg:x="14.5cm" svg:y="6.6cm">
          <draw:text-box>
            <text:p><text:span text:style-name="T2">ru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20T13:30:42</dc:date>
    <dc:creator>tokai </dc:creator>
    <meta:editing-duration>PT3M54S</meta:editing-duration>
    <meta:editing-cycles>6</meta:editing-cycles>
    <meta:generator>LibreOffice/3.5$Linux_x86 LibreOffice_project/350m1$Build-2</meta:generator>
    <meta:document-statistic meta:object-count="5"/>
  </office:meta>
</office:document-meta>
</file>